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CorsConfigurationSource.setCorsConfigurations( @ Nullable Map &lt; String , CorsConfiguration &gt; config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BasedCorsConfigurationSource.getCorsConfiguration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BasedCorsConfigurationSource.registerCorsConfiguration( String path , Cors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UrlBasedCorsConfigurationSource( PathPatternParser pattern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CorsConfigurationSource.UrlBasedCorsConfiguration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